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14BD60FD9A3F56FF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24cm, 4.549cm, 5.781cm, 4.49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23cm" svg:height="14.127cm" svg:x="3.667cm" svg:y="6.43cm">
          <draw:image xlink:href="Pictures/100000000000051400000514BD60FD9A3F56FF6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1T14:13:38.035408165</dc:date>
    <meta:editing-duration>PT51S</meta:editing-duration>
    <meta:editing-cycles>1</meta:editing-cycles>
    <meta:document-statistic meta:object-count="1"/>
    <meta:generator>LibreOffice/5.1.1.3$Linux_X86_64 LibreOffice_project/10m0$Build-3</meta:generator>
  </office:meta>
</office:document-meta>
</file>